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5cm" fo:min-width="0cm"/>
    </style:style>
    <style:style style:name="gr6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fo:padding-top="0.075cm" fo:padding-bottom="0.075cm" fo:padding-left="0.2cm" fo:padding-right="0.2cm"/>
    </style:style>
    <style:style style:name="gr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 style:list-style-name="L1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cm" fo:min-width="0cm" fo:padding-top="0.075cm" fo:padding-bottom="0.075cm" fo:padding-left="0.2cm" fo:padding-right="0.2cm"/>
    </style:style>
    <style:style style:name="gr17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padding-top="0.075cm" fo:padding-bottom="0.075cm" fo:padding-left="0.2cm" fo:padding-right="0.2cm"/>
    </style:style>
    <style:style style:name="gr18" style:family="graphic" style:parent-style-name="standard">
      <style:graphic-properties svg:stroke-width="0cm" svg:stroke-color="#000000" draw:fill="solid" draw:fill-color="#000000" draw:textarea-horizontal-align="justify" draw:textarea-vertical-align="middle" draw:auto-grow-height="false" fo:padding-top="0.075cm" fo:padding-bottom="0.075cm" fo:padding-left="0.2cm" fo:padding-right="0.2cm"/>
    </style:style>
    <style:style style:name="gr19" style:family="graphic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20" style:family="graphic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1" style:family="graphic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22" style:family="graphic" style:list-style-name="L1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list-style-name="L1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28pt"/>
    </style:style>
    <style:style style:name="P3" style:family="paragraph">
      <style:text-properties fo:color="#000000" style:font-name="PT Sans" fo:font-size="28pt" style:font-size-asian="28pt" style:font-size-complex="28pt"/>
    </style:style>
    <style:style style:name="P4" style:family="paragraph">
      <style:paragraph-properties fo:text-align="center"/>
      <style:text-properties fo:color="#999999" fo:font-size="12pt"/>
    </style:style>
    <style:style style:name="P5" style:family="paragraph">
      <style:paragraph-properties fo:text-align="center"/>
      <style:text-properties fo:color="#999999" style:font-name="PT Sans"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  <style:text-properties fo:color="#000000" fo:font-size="18pt"/>
    </style:style>
    <style:style style:name="P7" style:family="paragraph">
      <style:paragraph-properties fo:text-align="center"/>
      <style:text-properties fo:color="#000000" style:font-name="PT Sans" fo:font-size="18pt"/>
    </style:style>
    <style:style style:name="P8" style:family="paragraph">
      <style:paragraph-properties fo:text-align="center"/>
      <style:text-properties fo:color="#000000" style:font-name="PT Sans" fo:font-size="18pt" style:letter-kerning="true" style:font-name-asian="Droid Sans Fallback" style:font-size-asian="18pt" style:font-name-complex="FreeSans" style:font-size-complex="18pt"/>
    </style:style>
    <style:style style:name="P9" style:family="paragraph">
      <style:paragraph-properties fo:text-align="center"/>
      <style:text-properties fo:color="#000000" style:font-name="PT Sans"/>
    </style:style>
    <style:style style:name="P10" style:family="paragraph">
      <style:text-properties fo:color="#000000" fo:font-size="18pt"/>
    </style:style>
    <style:style style:name="P11" style:family="paragraph">
      <style:paragraph-properties fo:text-align="center"/>
      <style:text-properties fo:color="#000000" style:font-name="PT Sans" fo:font-size="12pt" style:letter-kerning="true" style:font-name-asian="Droid Sans Fallback" style:font-size-asian="12pt" style:font-name-complex="FreeSans" style:font-size-complex="12pt"/>
    </style:style>
    <style:style style:name="P12" style:family="paragraph">
      <style:paragraph-properties fo:text-align="center"/>
      <style:text-properties fo:color="#000000" style:font-name="PT Sans" fo:font-size="12pt" fo:font-weight="normal" style:letter-kerning="true" style:font-name-asian="Droid Sans Fallback" style:font-size-asian="12pt" style:font-weight-asian="normal" style:font-name-complex="FreeSans" style:font-size-complex="12pt" style:font-weight-complex="normal"/>
    </style:style>
    <style:style style:name="P13" style:family="paragraph">
      <style:paragraph-properties fo:text-align="center"/>
      <style:text-properties fo:color="#999999" style:font-name="PT Sans" fo:font-size="12pt" style:font-size-asian="12pt" style:font-size-complex="12pt"/>
    </style:style>
    <style:style style:name="P14" style:family="paragraph">
      <style:paragraph-properties fo:text-align="center"/>
      <style:text-properties fo:color="#999999" style:font-name="PT Sans" fo:font-size="12pt" style:letter-kerning="true" style:font-name-asian="Droid Sans Fallback" style:font-size-asian="12pt" style:font-name-complex="FreeSans" style:font-size-complex="12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text-properties fo:font-size="28pt"/>
    </style:style>
    <style:style style:name="P17" style:family="paragraph">
      <style:text-properties style:font-name="PT Sans" fo:font-size="28pt" style:font-size-asian="28pt" style:font-size-complex="28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center"/>
      <style:text-properties fo:color="#999999" style:font-name="PT Sans" fo:font-size="18pt"/>
    </style:style>
    <style:style style:name="P20" style:family="paragraph">
      <style:text-properties fo:font-size="12pt"/>
    </style:style>
    <style:style style:name="P21" style:family="paragraph">
      <style:text-properties style:font-name="PT Sans" fo:font-size="12pt" style:font-size-asian="12pt" style:font-size-complex="12pt"/>
    </style:style>
    <style:style style:name="P22" style:family="paragraph">
      <style:paragraph-properties fo:text-align="center"/>
      <style:text-properties fo:color="#000000" style:font-name="PT Sans" fo:font-size="12pt" style:font-size-asian="12pt" style:font-size-complex="12pt"/>
    </style:style>
    <style:style style:name="P23" style:family="paragraph">
      <style:text-properties fo:font-size="9pt"/>
    </style:style>
    <style:style style:name="P24" style:family="paragraph">
      <style:paragraph-properties fo:text-align="center"/>
      <style:text-properties fo:font-size="9pt"/>
    </style:style>
    <style:style style:name="P25" style:family="paragraph">
      <style:text-properties fo:color="#999999" style:font-name="PT Sans" fo:font-size="9pt" fo:font-style="italic" style:font-size-asian="9pt" style:font-style-asian="italic" style:font-size-complex="9pt" style:font-style-complex="italic"/>
    </style:style>
    <style:style style:name="P26" style:family="paragraph">
      <style:text-properties style:font-name="PT Sans"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text-align="start"/>
      <style:text-properties fo:font-size="18pt"/>
    </style:style>
    <style:style style:name="P28" style:family="paragraph">
      <style:paragraph-properties fo:text-align="start"/>
      <style:text-properties fo:color="#999999" style:font-name="PT Sans" fo:font-size="18pt" style:font-size-asian="18pt" style:font-size-complex="18pt"/>
    </style:style>
    <style:style style:name="P29" style:family="paragraph">
      <style:text-properties fo:font-size="16pt"/>
    </style:style>
    <style:style style:name="P30" style:family="paragraph">
      <style:text-properties fo:color="#999999" style:font-name="PT Sans" fo:font-size="16pt" style:font-size-asian="16pt" style:font-size-complex="16pt"/>
    </style:style>
    <style:style style:name="P31" style:family="paragraph">
      <style:paragraph-properties fo:text-align="center"/>
      <style:text-properties fo:color="#999999" style:font-name="PT Sans" fo:font-size="12pt" fo:font-weight="normal" style:letter-kerning="true" style:font-name-asian="Droid Sans Fallback" style:font-size-asian="12pt" style:font-weight-asian="normal" style:font-name-complex="FreeSans" style:font-size-complex="12pt" style:font-weight-complex="normal"/>
    </style:style>
    <style:style style:name="P32" style:family="paragraph">
      <style:paragraph-properties fo:text-align="center"/>
      <style:text-properties fo:color="#000000" fo:font-size="12pt"/>
    </style:style>
    <style:style style:name="P33" style:family="paragraph">
      <style:text-properties fo:font-size="20pt"/>
    </style:style>
    <style:style style:name="T1" style:family="text">
      <style:text-properties fo:color="#000000" style:font-name="PT Sans" fo:font-size="28pt" style:font-size-asian="28pt" style:font-size-complex="28pt"/>
    </style:style>
    <style:style style:name="T2" style:family="text">
      <style:text-properties fo:color="#999999" style:font-name="PT Sans"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000000" style:font-name="PT Sans" fo:font-size="18pt"/>
    </style:style>
    <style:style style:name="T4" style:family="text">
      <style:text-properties fo:color="#000000" fo:font-size="18pt"/>
    </style:style>
    <style:style style:name="T5" style:family="text">
      <style:text-properties fo:color="#000000" style:font-name="Liberation Sans" fo:font-size="18pt" style:letter-kerning="true" style:font-name-asian="Droid Sans Fallback" style:font-size-asian="18pt" style:font-name-complex="FreeSans" style:font-size-complex="18pt"/>
    </style:style>
    <style:style style:name="T6" style:family="text">
      <style:text-properties fo:color="#000000"/>
    </style:style>
    <style:style style:name="T7" style:family="text">
      <style:text-properties fo:color="#999999" style:font-name="PT Sans" fo:font-size="12pt" style:font-size-asian="12pt" style:font-size-complex="12pt"/>
    </style:style>
    <style:style style:name="T8" style:family="text">
      <style:text-properties style:font-name="PT Sans" fo:font-size="28pt" style:font-size-asian="28pt" style:font-size-complex="28pt"/>
    </style:style>
    <style:style style:name="T9" style:family="text">
      <style:text-properties fo:color="#999999" style:font-name="PT Sans" fo:font-size="18pt"/>
    </style:style>
    <style:style style:name="T10" style:family="text">
      <style:text-properties style:font-name="PT Sans" fo:font-size="12pt" style:font-size-asian="12pt" style:font-size-complex="12pt"/>
    </style:style>
    <style:style style:name="T11" style:family="text">
      <style:text-properties fo:color="#000000" style:font-name="PT Sans" fo:font-size="12pt" style:font-size-asian="12pt" style:font-size-complex="12pt"/>
    </style:style>
    <style:style style:name="T12" style:family="text">
      <style:text-properties fo:color="#999999" style:font-name="PT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color="#999999" style:font-name="PT Sans" fo:font-size="9pt" fo:font-style="italic" style:font-size-asian="9pt" style:font-style-asian="italic" style:font-size-complex="9pt" style:font-style-complex="italic"/>
    </style:style>
    <style:style style:name="T14" style:family="text">
      <style:text-properties fo:color="#999999" style:font-name="PT Sans" fo:font-size="9pt" fo:font-style="normal" style:font-size-asian="9pt" style:font-style-asian="normal" style:font-size-complex="9pt" style:font-style-complex="normal"/>
    </style:style>
    <style:style style:name="T15" style:family="text">
      <style:text-properties fo:color="#000000" style:font-name="PT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color="#000000" style:font-name="PT Sans" fo:font-size="9pt" fo:font-style="italic" style:font-size-asian="9pt" style:font-style-asian="italic" style:font-size-complex="9pt" style:font-style-complex="italic"/>
    </style:style>
    <style:style style:name="T17" style:family="text">
      <style:text-properties fo:color="#000000" style:font-name="PT Sans" fo:font-size="9pt" fo:font-style="normal" style:font-size-asian="9pt" style:font-style-asian="normal" style:font-size-complex="9pt" style:font-style-complex="normal"/>
    </style:style>
    <style:style style:name="T18" style:family="text">
      <style:text-properties style:font-name="PT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PT Sans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999999" style:font-name="PT Sans" fo:font-size="18pt" style:font-size-asian="18pt" style:font-size-complex="18pt"/>
    </style:style>
    <style:style style:name="T21" style:family="text">
      <style:text-properties fo:color="#999999" style:font-name="PT Sans" fo:font-size="16pt" style:font-size-asian="16pt" style:font-size-complex="16pt"/>
    </style:style>
    <style:style style:name="T22" style:family="text">
      <style:text-properties fo:color="#000000" style:font-name="PT Sans" fo:font-size="16pt" style:font-size-asian="16pt" style:font-size-complex="16pt"/>
    </style:style>
    <style:style style:name="T23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5cm" svg:y1="0cm" svg:x2="3.5cm" svg:y2="21cm">
          <text:p/>
        </draw:line>
        <draw:line draw:style-name="gr1" draw:text-style-name="P1" draw:layer="layout" svg:x1="0cm" svg:y1="3.1cm" svg:x2="28cm" svg:y2="2.9cm">
          <text:p/>
        </draw:line>
        <draw:line draw:style-name="gr1" draw:text-style-name="P1" draw:layer="layout" svg:x1="3.2cm" svg:y1="0cm" svg:x2="3.2cm" svg:y2="21cm">
          <text:p/>
        </draw:line>
        <draw:line draw:style-name="gr1" draw:text-style-name="P1" draw:layer="layout" svg:x1="0cm" svg:y1="3.4cm" svg:x2="28cm" svg:y2="3.2cm">
          <text:p/>
        </draw:line>
        <draw:frame draw:style-name="gr2" draw:text-style-name="P3" draw:layer="layout" svg:width="4.718cm" svg:height="1.415cm" svg:x="9.4cm" svg:y="0.9cm">
          <draw:text-box>
            <text:p text:style-name="P2"><text:span text:style-name="T1">Scout Call</text:span></text:p>
          </draw:text-box>
        </draw:frame>
        <draw:custom-shape draw:style-name="gr3" draw:text-style-name="P5" draw:layer="layout" svg:width="3.8cm" svg:height="0.8cm" svg:x="19cm" svg:y="1.4cm">
          <text:p text:style-name="P4"><text:span text:style-name="T2">Käyttäjätunn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cm" svg:height="0.8cm" svg:x="23.401cm" svg:y="1.401cm">
          <text:p text:style-name="P4"><text:span text:style-name="T2">Salas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7.2cm" svg:height="2.4cm" svg:x="11.4cm" svg:y="10.8cm">
          <text:p text:style-name="P6"><text:span text:style-name="T3">Lisää lauma/vart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1" draw:text-style-name="P1" draw:layer="layout" svg:x1="3.5cm" svg:y1="0cm" svg:x2="3.5cm" svg:y2="21cm">
          <text:p/>
        </draw:line>
        <draw:line draw:style-name="gr1" draw:text-style-name="P1" draw:layer="layout" svg:x1="0cm" svg:y1="3.1cm" svg:x2="28cm" svg:y2="2.9cm">
          <text:p/>
        </draw:line>
        <draw:line draw:style-name="gr1" draw:text-style-name="P1" draw:layer="layout" svg:x1="3.2cm" svg:y1="0cm" svg:x2="3.2cm" svg:y2="21cm">
          <text:p/>
        </draw:line>
        <draw:line draw:style-name="gr1" draw:text-style-name="P1" draw:layer="layout" svg:x1="0cm" svg:y1="3.4cm" svg:x2="28cm" svg:y2="3.2cm">
          <text:p/>
        </draw:line>
        <draw:frame draw:style-name="gr5" draw:text-style-name="P3" draw:layer="layout" svg:width="10.535cm" svg:height="1.415cm" svg:x="9.4cm" svg:y="0.9cm">
          <draw:text-box>
            <text:p text:style-name="P2"><text:span text:style-name="T1">Scout Call <text:s/>- lisää ryhmä</text:span></text:p>
          </draw:text-box>
        </draw:frame>
        <draw:custom-shape draw:style-name="gr6" draw:text-style-name="P8" draw:layer="layout" svg:width="9.2cm" svg:height="1.5cm" svg:x="9.4cm" svg:y="4.5cm">
          <text:p text:style-name="P8">Anna ryhmän nim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0.6cm" svg:height="0.6cm" svg:x="9.775cm" svg:y="7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4.165cm" svg:height="0.862cm" svg:x="11.551cm" svg:y="7.7cm">
          <draw:text-box>
            <text:p text:style-name="P10"><text:span text:style-name="T4">Sudenpennut</text:span></text:p>
          </draw:text-box>
        </draw:frame>
        <draw:custom-shape draw:style-name="gr7" draw:text-style-name="P9" draw:layer="layout" svg:width="0.6cm" svg:height="0.6cm" svg:x="9.775cm" svg:y="9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3.391cm" svg:height="0.862cm" svg:x="11.551cm" svg:y="9.1cm">
          <draw:text-box>
            <text:p text:style-name="P10"><text:span text:style-name="T5">Seikkailijat</text:span></text:p>
          </draw:text-box>
        </draw:frame>
        <draw:custom-shape draw:style-name="gr7" draw:text-style-name="P9" draw:layer="layout" svg:width="0.6cm" svg:height="0.6cm" svg:x="9.775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2.654cm" svg:height="0.862cm" svg:x="11.551cm" svg:y="10.3cm">
          <draw:text-box>
            <text:p text:style-name="P10"><text:span text:style-name="T6">Tarpojat</text:span></text:p>
          </draw:text-box>
        </draw:frame>
        <draw:custom-shape draw:style-name="gr7" draw:text-style-name="P9" draw:layer="layout" svg:width="0.6cm" svg:height="0.6cm" svg:x="9.775cm" svg:y="1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3.077cm" svg:height="0.862cm" svg:x="11.551cm" svg:y="11.4cm">
          <draw:text-box>
            <text:p text:style-name="P10"><text:span text:style-name="T6">Samoajat</text:span></text:p>
          </draw:text-box>
        </draw:frame>
        <draw:custom-shape draw:style-name="gr7" draw:text-style-name="P9" draw:layer="layout" svg:width="0.6cm" svg:height="0.6cm" svg:x="9.775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2.815cm" svg:height="0.862cm" svg:x="11.551cm" svg:y="12.9cm">
          <draw:text-box>
            <text:p text:style-name="P10"><text:span text:style-name="T5">Vaeltajat</text:span></text:p>
          </draw:text-box>
        </draw:frame>
        <draw:custom-shape draw:style-name="gr9" draw:text-style-name="P8" draw:layer="layout" svg:width="4.6cm" svg:height="1.5cm" svg:x="11.9cm" svg:y="16.501cm">
          <text:p text:style-name="P8">Valm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4cm" svg:height="0.5cm" svg:x="4.2cm" svg:y="2.544cm">
          <text:p text:style-name="P11"><text:span text:style-name="T6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6.801cm" svg:y="2.52cm">
          <text:p text:style-name="P4"><text:span text:style-name="T7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2.4cm" svg:height="0.5cm" svg:x="9.402cm" svg:y="2.52cm">
          <text:p text:style-name="P4"><text:span text:style-name="T7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12.003cm" svg:y="2.496cm">
          <text:p text:style-name="P15"><text:span text:style-name="T7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14.604cm" svg:y="2.472cm">
          <text:p text:style-name="P15"><text:span text:style-name="T7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17.205cm" svg:y="2.448cm">
          <text:p text:style-name="P15"><text:span text:style-name="T7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19.806cm" svg:y="2.448cm">
          <text:p text:style-name="P15"><text:span text:style-name="T7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22.407cm" svg:y="2.448cm">
          <text:p text:style-name="P15"><text:span text:style-name="T7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3" draw:text-style-name="P1" draw:layer="layout" svg:x1="3.5cm" svg:y1="0cm" svg:x2="3.5cm" svg:y2="21cm">
          <text:p/>
        </draw:line>
        <draw:line draw:style-name="gr13" draw:text-style-name="P1" draw:layer="layout" svg:x1="0cm" svg:y1="3.1cm" svg:x2="28cm" svg:y2="2.9cm">
          <text:p/>
        </draw:line>
        <draw:line draw:style-name="gr13" draw:text-style-name="P1" draw:layer="layout" svg:x1="3.2cm" svg:y1="0cm" svg:x2="3.2cm" svg:y2="21cm">
          <text:p/>
        </draw:line>
        <draw:line draw:style-name="gr13" draw:text-style-name="P1" draw:layer="layout" svg:x1="0cm" svg:y1="3.4cm" svg:x2="28cm" svg:y2="3.2cm">
          <text:p/>
        </draw:line>
        <draw:frame draw:style-name="gr2" draw:text-style-name="P17" draw:layer="layout" svg:width="13.456cm" svg:height="1.415cm" svg:x="9.4cm" svg:y="0.9cm">
          <draw:text-box>
            <text:p text:style-name="P16"><text:span text:style-name="T8">Scout Call <text:s/>- partiolaisen tiedot</text:span></text:p>
          </draw:text-box>
        </draw:frame>
        <draw:custom-shape draw:style-name="gr3" draw:text-style-name="P19" draw:layer="layout" svg:width="9.2cm" svg:height="1.5cm" svg:x="9.095cm" svg:y="3.6cm">
          <text:p text:style-name="P18"><text:span text:style-name="T9">*Partiolaise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9" draw:layer="layout" svg:width="9.2cm" svg:height="1.5cm" svg:x="9.096cm" svg:y="5.501cm">
          <text:p text:style-name="P18"><text:span text:style-name="T9">Partiolaisen puh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1" draw:layer="layout" svg:width="4.106cm" svg:height="0.651cm" svg:x="4cm" svg:y="3.8cm">
          <draw:text-box>
            <text:p text:style-name="P20"><text:span text:style-name="T10">* -merkityt pakollisia</text:span></text:p>
          </draw:text-box>
        </draw:frame>
        <draw:custom-shape draw:style-name="gr3" draw:text-style-name="P19" draw:layer="layout" svg:width="9.2cm" svg:height="1.5cm" svg:x="9.097cm" svg:y="7.402cm">
          <text:p text:style-name="P18"><text:span text:style-name="T9">Partiolaisen sähköpos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9" draw:layer="layout" svg:width="9.2cm" svg:height="1.5cm" svg:x="9.098cm" svg:y="9.203cm">
          <text:p text:style-name="P18"><text:span text:style-name="T9">*1-Huoltaja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9" draw:layer="layout" svg:width="9.2cm" svg:height="1.5cm" svg:x="9.099cm" svg:y="11.104cm">
          <text:p text:style-name="P18"><text:span text:style-name="T9">*1-Huoltajan puh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9" draw:layer="layout" svg:width="9.2cm" svg:height="1.5cm" svg:x="9.1cm" svg:y="13.005cm">
          <text:p text:style-name="P18"><text:span text:style-name="T9">*1-Huoltajan sähköpos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9" draw:layer="layout" svg:width="9.2cm" svg:height="1.5cm" svg:x="9.099cm" svg:y="14.804cm">
          <text:p text:style-name="P18"><text:span text:style-name="T9">2-Huoltaja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9" draw:layer="layout" svg:width="9.2cm" svg:height="1.5cm" svg:x="9.1cm" svg:y="16.705cm">
          <text:p text:style-name="P18"><text:span text:style-name="T9">2-Huoltajan puh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9" draw:layer="layout" svg:width="9.2cm" svg:height="1.5cm" svg:x="9.106cm" svg:y="18.606cm">
          <text:p text:style-name="P18"><text:span text:style-name="T9">2-Huoltajan sähköpos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9" draw:layer="layout" svg:width="5.6cm" svg:height="1.5cm" svg:x="20cm" svg:y="16.6cm">
          <text:p text:style-name="P18"><text:span text:style-name="T9">Lisää partiolain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4.201cm" svg:y="2.544cm">
          <text:p text:style-name="P15"><text:span text:style-name="T7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draw:layer="layout" svg:width="2.4cm" svg:height="0.5cm" svg:x="6.802cm" svg:y="2.52cm">
          <text:p text:style-name="P15"><text:span text:style-name="T11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9.403cm" svg:y="2.52cm">
          <text:p text:style-name="P15"><text:span text:style-name="T7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12.004cm" svg:y="2.496cm">
          <text:p text:style-name="P15"><text:span text:style-name="T7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14.605cm" svg:y="2.472cm">
          <text:p text:style-name="P15"><text:span text:style-name="T7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17.206cm" svg:y="2.448cm">
          <text:p text:style-name="P15"><text:span text:style-name="T7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19.807cm" svg:y="2.448cm">
          <text:p text:style-name="P15"><text:span text:style-name="T7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22.408cm" svg:y="2.448cm">
          <text:p text:style-name="P15"><text:span text:style-name="T7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5" draw:layer="layout" svg:width="2.304cm" svg:height="2.413cm" svg:x="0.4cm" svg:y="5.1cm">
          <draw:text-box>
            <text:p text:style-name="P23"><text:span text:style-name="T12">Partiolainen</text:span><text:span text:style-name="T13"> </text:span><text:span text:style-name="T14">1</text:span></text:p>
            <text:p text:style-name="P23"><text:span text:style-name="T15">Partiolainen</text:span><text:span text:style-name="T16"> </text:span><text:span text:style-name="T17">2</text:span></text:p>
            <text:p text:style-name="P24"><text:span text:style-name="T17">.</text:span></text:p>
            <text:p text:style-name="P24"><text:span text:style-name="T17">.</text:span></text:p>
            <text:p text:style-name="P24"><text:span text:style-name="T17">.</text:span></text:p>
            <text:p text:style-name="P24"><text:span text:style-name="T12">Partiolainen</text:span><text:span text:style-name="T13"> </text:span><text:span text:style-name="T14">n</text:span></text:p>
          </draw:text-box>
        </draw:frame>
        <draw:frame draw:style-name="gr8" draw:text-style-name="P26" draw:layer="layout" svg:width="2.777cm" svg:height="0.651cm" svg:x="0.2cm" svg:y="4.2cm">
          <draw:text-box>
            <text:p text:style-name="P20"><text:span text:style-name="T18">Ryhmän</text:span><text:span text:style-name="T19"> </text:span><text:span text:style-name="T18">nimi</text:span></text:p>
          </draw:text-box>
        </draw:frame>
        <draw:custom-shape draw:style-name="gr3" draw:text-style-name="P19" draw:layer="layout" svg:width="5.6cm" svg:height="1.5cm" svg:x="20cm" svg:y="18.401cm">
          <text:p text:style-name="P18"><text:span text:style-name="T9">Poista partiolain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3" draw:text-style-name="P1" draw:layer="layout" svg:x1="3.5cm" svg:y1="0cm" svg:x2="3.5cm" svg:y2="21cm">
          <text:p/>
        </draw:line>
        <draw:line draw:style-name="gr13" draw:text-style-name="P1" draw:layer="layout" svg:x1="0cm" svg:y1="3.1cm" svg:x2="28cm" svg:y2="2.9cm">
          <text:p/>
        </draw:line>
        <draw:line draw:style-name="gr13" draw:text-style-name="P1" draw:layer="layout" svg:x1="3.2cm" svg:y1="0cm" svg:x2="3.2cm" svg:y2="21cm">
          <text:p/>
        </draw:line>
        <draw:line draw:style-name="gr13" draw:text-style-name="P1" draw:layer="layout" svg:x1="0cm" svg:y1="3.4cm" svg:x2="28cm" svg:y2="3.2cm">
          <text:p/>
        </draw:line>
        <draw:frame draw:style-name="gr2" draw:text-style-name="P17" draw:layer="layout" svg:width="11.898cm" svg:height="1.415cm" svg:x="9.4cm" svg:y="0.9cm">
          <draw:text-box>
            <text:p text:style-name="P16"><text:span text:style-name="T8">Scout Call <text:s/>- johtajan tiedot</text:span></text:p>
          </draw:text-box>
        </draw:frame>
        <draw:custom-shape draw:style-name="gr3" draw:text-style-name="P19" draw:layer="layout" svg:width="9.2cm" svg:height="1.5cm" svg:x="9.095cm" svg:y="8.3cm">
          <text:p text:style-name="P18"><text:span text:style-name="T9">*Johtaja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9" draw:layer="layout" svg:width="4.6cm" svg:height="1.5cm" svg:x="11.4cm" svg:y="18.601cm">
          <text:p text:style-name="P18"><text:span text:style-name="T9">Pois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9" draw:layer="layout" svg:width="9.2cm" svg:height="1.5cm" svg:x="9.096cm" svg:y="10.201cm">
          <text:p text:style-name="P18"><text:span text:style-name="T9">*Johtajan puh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1" draw:layer="layout" svg:width="4.106cm" svg:height="0.651cm" svg:x="4cm" svg:y="3.8cm">
          <draw:text-box>
            <text:p text:style-name="P20"><text:span text:style-name="T10">* -merkityt pakollisia</text:span></text:p>
          </draw:text-box>
        </draw:frame>
        <draw:custom-shape draw:style-name="gr3" draw:text-style-name="P19" draw:layer="layout" svg:width="9.2cm" svg:height="1.5cm" svg:x="9.097cm" svg:y="12.102cm">
          <text:p text:style-name="P18"><text:span text:style-name="T9">*Johtajan sähköpos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4.201cm" svg:y="2.544cm">
          <text:p text:style-name="P15"><text:span text:style-name="T7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6.802cm" svg:y="2.52cm">
          <text:p text:style-name="P15"><text:span text:style-name="T7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9.403cm" svg:y="2.52cm">
          <text:p text:style-name="P15"><text:span text:style-name="T7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12.004cm" svg:y="2.496cm">
          <text:p text:style-name="P15"><text:span text:style-name="T7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14.605cm" svg:y="2.472cm">
          <text:p text:style-name="P15"><text:span text:style-name="T7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draw:layer="layout" svg:width="2.4cm" svg:height="0.5cm" svg:x="17.206cm" svg:y="2.448cm">
          <text:p text:style-name="P15"><text:span text:style-name="T11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19.807cm" svg:y="2.448cm">
          <text:p text:style-name="P15"><text:span text:style-name="T7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22.408cm" svg:y="2.448cm">
          <text:p text:style-name="P15"><text:span text:style-name="T7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5" draw:layer="layout" svg:width="1.601cm" svg:height="2.413cm" svg:x="0.4cm" svg:y="5.1cm">
          <draw:text-box>
            <text:p text:style-name="P23"><text:span text:style-name="T12">Johtaja</text:span><text:span text:style-name="T13"> </text:span><text:span text:style-name="T14">1</text:span></text:p>
            <text:p text:style-name="P23"><text:span text:style-name="T15">Johtaja</text:span><text:span text:style-name="T16"> </text:span><text:span text:style-name="T17">2</text:span></text:p>
            <text:p text:style-name="P24"><text:span text:style-name="T17">.</text:span></text:p>
            <text:p text:style-name="P24"><text:span text:style-name="T17">.</text:span></text:p>
            <text:p text:style-name="P24"><text:span text:style-name="T17">.</text:span></text:p>
            <text:p text:style-name="P24"><text:span text:style-name="T12">Johtaja</text:span><text:span text:style-name="T13"> </text:span><text:span text:style-name="T14">n</text:span></text:p>
          </draw:text-box>
        </draw:frame>
        <draw:frame draw:style-name="gr8" draw:text-style-name="P26" draw:layer="layout" svg:width="1.837cm" svg:height="0.651cm" svg:x="0.2cm" svg:y="4.2cm">
          <draw:text-box>
            <text:p text:style-name="P20"><text:span text:style-name="T18">Johtajat</text:span></text:p>
          </draw:text-box>
        </draw:frame>
        <draw:custom-shape draw:style-name="gr3" draw:text-style-name="P19" draw:layer="layout" svg:width="4.6cm" svg:height="1.5cm" svg:x="11.401cm" svg:y="16.502cm">
          <text:p text:style-name="P18"><text:span text:style-name="T9">Lisä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3" draw:text-style-name="P28" draw:layer="layout" svg:width="16.1cm" svg:height="1.5cm" svg:x="11.202cm" svg:y="15.503cm">
          <text:p text:style-name="P27"><text:span text:style-name="T20">vk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16.1cm" svg:height="1.5cm" svg:x="11.201cm" svg:y="13.202cm">
          <text:p text:style-name="P27"><text:span text:style-name="T20">vk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16.1cm" svg:height="1.5cm" svg:x="11.2cm" svg:y="4.201cm">
          <text:p text:style-name="P27"><text:span text:style-name="T20">vk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6cm" svg:height="14cm" svg:x="18.9cm" svg:y="3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3.5cm" svg:y1="0cm" svg:x2="3.5cm" svg:y2="21cm">
          <text:p/>
        </draw:line>
        <draw:line draw:style-name="gr13" draw:text-style-name="P1" draw:layer="layout" svg:x1="0cm" svg:y1="3.1cm" svg:x2="28cm" svg:y2="2.9cm">
          <text:p/>
        </draw:line>
        <draw:line draw:style-name="gr13" draw:text-style-name="P1" draw:layer="layout" svg:x1="3.2cm" svg:y1="0cm" svg:x2="3.2cm" svg:y2="21cm">
          <text:p/>
        </draw:line>
        <draw:line draw:style-name="gr13" draw:text-style-name="P1" draw:layer="layout" svg:x1="0cm" svg:y1="3.4cm" svg:x2="28cm" svg:y2="3.2cm">
          <text:p/>
        </draw:line>
        <draw:frame draw:style-name="gr2" draw:text-style-name="P17" draw:layer="layout" svg:width="9.604cm" svg:height="1.415cm" svg:x="9.4cm" svg:y="0.9cm">
          <draw:text-box>
            <text:p text:style-name="P16"><text:span text:style-name="T8">Scout Call <text:s/>- läsnäolot</text:span></text:p>
          </draw:text-box>
        </draw:frame>
        <draw:custom-shape draw:style-name="gr3" draw:text-style-name="P19" draw:layer="layout" svg:width="4.6cm" svg:height="1.5cm" svg:x="12.7cm" svg:y="18.601cm">
          <text:p text:style-name="P18"><text:span text:style-name="T9">Valm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9" draw:layer="layout" svg:width="6.8cm" svg:height="1.5cm" svg:x="3.8cm" svg:y="4.2cm">
          <text:p text:style-name="P18"><text:span text:style-name="T9">Partiolaisen nimi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4cm" svg:height="0.4cm" svg:x="12.8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3.6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4.5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5.4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6.3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7.1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8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.9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0.7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1.6cm" svg:y="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2.601cm" svg:y="4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3.5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4.5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3.5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401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4.501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6.302cm" svg:y="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0" draw:layer="layout" svg:width="14.524cm" svg:height="0.816cm" svg:x="12.476cm" svg:y="3.393cm">
          <draw:text-box>
            <text:p text:style-name="P29"><text:span text:style-name="T21">36 <text:s/>37 <text:s/>38 <text:s/>39 <text:s/>40 41 <text:s/>42 <text:s/></text:span><text:span text:style-name="T22">43</text:span><text:span text:style-name="T21"> <text:s/>44 45 <text:s text:c="2"/>46 <text:s/>47 <text:s/>48 <text:s/>49 <text:s/>50 <text:s/>51</text:span></text:p>
          </draw:text-box>
        </draw:frame>
        <draw:custom-shape draw:style-name="gr17" draw:text-style-name="P1" draw:layer="layout" svg:width="0.4cm" svg:height="0.4cm" draw:transform="rotate (1.5707963267949) translate (11.8cm 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0.4cm" svg:height="0.4cm" draw:transform="rotate (-1.5707963267949) translate (27.301cm 3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9" draw:layer="layout" svg:width="6.8cm" svg:height="1.5cm" svg:x="3.801cm" svg:y="13.201cm">
          <text:p text:style-name="P18"><text:span text:style-name="T9">Partiolaisen nimi 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8cm" svg:height="0.8cm" svg:x="14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2.801cm" svg:y="1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3.601cm" svg:y="1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4.501cm" svg:y="13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5.401cm" svg:y="1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6.301cm" svg:y="13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7.101cm" svg:y="13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8.001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.001cm" svg:y="13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.901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0.701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1.601cm" svg:y="13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2.602cm" svg:y="13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3.501cm" svg:y="13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402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4.502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6.303cm" svg:y="13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2.4cm" svg:height="0.5cm" svg:x="4.201cm" svg:y="2.544cm">
          <text:p text:style-name="P15"><text:span text:style-name="T7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6.802cm" svg:y="2.52cm">
          <text:p text:style-name="P15"><text:span text:style-name="T7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draw:layer="layout" svg:width="2.4cm" svg:height="0.5cm" svg:x="9.403cm" svg:y="2.52cm">
          <text:p text:style-name="P15"><text:span text:style-name="T11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12.004cm" svg:y="2.496cm">
          <text:p text:style-name="P15"><text:span text:style-name="T7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14.605cm" svg:y="2.472cm">
          <text:p text:style-name="P15"><text:span text:style-name="T7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17.206cm" svg:y="2.448cm">
          <text:p text:style-name="P15"><text:span text:style-name="T7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19.807cm" svg:y="2.448cm">
          <text:p text:style-name="P15"><text:span text:style-name="T7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4cm" svg:height="0.5cm" svg:x="22.408cm" svg:y="2.448cm">
          <text:p text:style-name="P15"><text:span text:style-name="T7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8cm" svg:height="0.8cm" svg:x="14.2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8cm" svg:height="0.8cm" svg:x="14.2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9" draw:layer="layout" svg:width="6.8cm" svg:height="1.5cm" svg:x="3.802cm" svg:y="15.502cm">
          <text:p text:style-name="P18"><text:span text:style-name="T9">Johtajan nimi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4cm" svg:height="0.4cm" svg:x="12.802cm" svg:y="16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3.602cm" svg:y="16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4.5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5.402cm" svg:y="16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6.3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7.1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8.002cm" svg:y="1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.0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.902cm" svg:y="1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0.702cm" svg:y="1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1.602cm" svg:y="16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2.603cm" svg:y="16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3.5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403cm" svg:y="1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4.503cm" svg:y="1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6.304cm" svg:y="16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" draw:text-style-name="P1" draw:layer="layout" svg:x1="3.5cm" svg:y1="0cm" svg:x2="3.5cm" svg:y2="21cm">
          <text:p/>
        </draw:line>
        <draw:line draw:style-name="gr1" draw:text-style-name="P1" draw:layer="layout" svg:x1="0cm" svg:y1="3.1cm" svg:x2="28cm" svg:y2="2.9cm">
          <text:p/>
        </draw:line>
        <draw:line draw:style-name="gr1" draw:text-style-name="P1" draw:layer="layout" svg:x1="3.2cm" svg:y1="0cm" svg:x2="3.2cm" svg:y2="21cm">
          <text:p/>
        </draw:line>
        <draw:line draw:style-name="gr1" draw:text-style-name="P1" draw:layer="layout" svg:x1="0cm" svg:y1="3.4cm" svg:x2="28cm" svg:y2="3.2cm">
          <text:p/>
        </draw:line>
        <draw:frame draw:style-name="gr5" draw:text-style-name="P3" draw:layer="layout" svg:width="10.535cm" svg:height="1.415cm" svg:x="9.4cm" svg:y="0.9cm">
          <draw:text-box>
            <text:p text:style-name="P2"><text:span text:style-name="T1">Scout Call <text:s/>- lisää ryhmä</text:span></text:p>
          </draw:text-box>
        </draw:frame>
        <draw:custom-shape draw:style-name="gr19" draw:text-style-name="P8" draw:layer="Layout" svg:width="7.6cm" svg:height="1.5cm" svg:x="9.6cm" svg:y="4.5cm">
          <text:p text:style-name="P8">Ryhmän nim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0.6cm" svg:height="0.6cm" svg:x="9.775cm" svg:y="7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3.734cm" svg:height="0.862cm" svg:x="11.551cm" svg:y="7.7cm">
          <draw:text-box>
            <text:p text:style-name="P10"><text:span text:style-name="T4">Viikkotilasto</text:span></text:p>
          </draw:text-box>
        </draw:frame>
        <draw:custom-shape draw:style-name="gr20" draw:text-style-name="P9" draw:layer="Layout" svg:width="0.6cm" svg:height="0.6cm" svg:x="9.775cm" svg:y="9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4.661cm" svg:height="0.862cm" svg:x="11.551cm" svg:y="9.1cm">
          <draw:text-box>
            <text:p text:style-name="P10"><text:span text:style-name="T5">Kuukausitilasto</text:span></text:p>
          </draw:text-box>
        </draw:frame>
        <draw:custom-shape draw:style-name="gr20" draw:text-style-name="P9" draw:layer="Layout" svg:width="0.6cm" svg:height="0.6cm" svg:x="9.775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3.641cm" svg:height="0.862cm" svg:x="11.551cm" svg:y="10.3cm">
          <draw:text-box>
            <text:p text:style-name="P10"><text:span text:style-name="T6">Kausitilasto</text:span></text:p>
          </draw:text-box>
        </draw:frame>
        <draw:custom-shape draw:style-name="gr21" draw:text-style-name="P8" draw:layer="Layout" svg:width="4.6cm" svg:height="1.5cm" svg:x="11.9cm" svg:y="16.501cm">
          <text:p text:style-name="P8">Valm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2.4cm" svg:height="0.5cm" svg:x="4.2cm" svg:y="2.544cm">
          <text:p text:style-name="P14"><text:span text:style-name="T23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2.4cm" svg:height="0.5cm" svg:x="6.801cm" svg:y="2.52cm">
          <text:p text:style-name="P4"><text:span text:style-name="T7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2.4cm" svg:height="0.5cm" svg:x="9.402cm" svg:y="2.52cm">
          <text:p text:style-name="P4"><text:span text:style-name="T7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2.4cm" svg:height="0.5cm" svg:x="12.003cm" svg:y="2.496cm">
          <text:p text:style-name="P15"><text:span text:style-name="T7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2.4cm" svg:height="0.5cm" svg:x="14.604cm" svg:y="2.472cm">
          <text:p text:style-name="P32"><text:span text:style-name="T11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2.4cm" svg:height="0.5cm" svg:x="17.205cm" svg:y="2.448cm">
          <text:p text:style-name="P15"><text:span text:style-name="T7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2.4cm" svg:height="0.5cm" svg:x="19.806cm" svg:y="2.448cm">
          <text:p text:style-name="P15"><text:span text:style-name="T7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2.4cm" svg:height="0.5cm" svg:x="22.407cm" svg:y="2.448cm">
          <text:p text:style-name="P15"><text:span text:style-name="T7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19:36:30.651825444</meta:creation-date>
    <dc:date>2015-11-01T17:23:18.741342477</dc:date>
    <meta:editing-duration>PT6H11M12S</meta:editing-duration>
    <meta:editing-cycles>43</meta:editing-cycles>
    <meta:generator>LibreOffice/4.2.8.2$Linux_X86_64 LibreOffice_project/420m0$Build-2</meta:generator>
    <meta:document-statistic meta:object-count="212"/>
  </office:meta>
</office:document-meta>
</file>